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Arial CE" svg:font-family="&quot;Arial CE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E6E6E6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#EEEEEE" style:repeat-content="false"/>
      <style:paragraph-properties fo:text-align="center"/>
    </style:style>
    <style:style style:name="ce5" style:family="table-cell" style:parent-style-name="Default" style:data-style-name="N37"/>
    <style:style style:name="ce6" style:family="table-cell" style:parent-style-name="Default" style:data-style-name="N0">
      <style:table-cell-properties style:vertical-align="automatic" fo:wrap-option="wrap" fo:background-color="#EEEEEE" style:repeat-content="false"/>
      <style:paragraph-properties fo:text-align="center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000000" style:vertical-align="middle" fo:background-color="#EEEEEE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Excel_BuiltIn_Percent" style:data-style-name="N36">
      <style:table-cell-properties fo:border="thin solid #000000" style:vertical-align="automatic" fo:background-color="#FFFF99" style:cell-protect="protected" style:repeat-content="false"/>
      <style:paragraph-properties fo:text-align="center"/>
      <style:text-properties style:font-name="Arial CE" style:font-name-asian="Arial CE" style:font-name-complex="Arial CE" fo:font-size="10pt" style:font-size-asian="10pt" style:font-size-complex="10pt"/>
    </style:style>
    <style:style style:name="T1" style:family="text" style:parent-style-name="Default">
      <style:text-properties fo:color="#000000" style:text-line-through-style="none" style:font-name="Arial CE" style:font-name-asian="Arial CE" style:font-name-complex="Arial C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2" style:family="text" style:parent-style-name="Default">
      <style:text-properties fo:color="#000000" style:text-line-through-style="none" style:font-name="Arial CE" style:font-name-asian="Arial CE" style:font-name-complex="Arial C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charset="x-symbol"/>
    </style:style>
    <style:style style:name="T3" style:family="text" style:parent-style-name="Default">
      <style:text-properties fo:color="#000000" style:text-line-through-style="none" style:font-name="Arial CE" style:font-name-asian="Arial CE" style:font-name-complex="Arial C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charset="x-symbol"/>
    </style:style>
    <style:style style:name="T4" style:family="text" style:parent-style-name="Default">
      <style:text-properties fo:color="#000000" style:text-line-through-style="none" style:font-name="Arial CE" style:font-name-asian="Arial CE" style:font-name-complex="Arial CE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charset="x-symbol"/>
    </style:style>
    <style:style style:name="co1" style:family="table-column">
      <style:table-column-properties fo:break-before="auto" style:column-width="1.41816666666667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1.56633333333333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Arkusz1" table:style-name="ta1">
        <table:shapes>
          <draw:frame draw:z-index="1" draw:id="id0" draw:style-name="a0" draw:name="Wykres 1" svg:x="0.38904in" svg:y="9.95735in" svg:width="6.29882in" svg:height="3.5429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3"/>
        <table:table-column table:style-name="co2" table:default-cell-style-name="ce3"/>
        <table:table-column table:style-name="co2" table:number-columns-repeated="6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number-columns-repeated="16373" table:default-cell-style-name="ce1"/>
        <table:table-row table:style-name="ro1">
          <table:table-cell office:value-type="string" table:style-name="ce2">
            <text:p>t</text:p>
          </table:table-cell>
          <table:table-cell office:value-type="string" table:style-name="ce2">
            <text:p>yt</text:p>
          </table:table-cell>
          <table:table-cell office:value-type="string" table:style-name="ce2">
            <text:p>Ft</text:p>
          </table:table-cell>
          <table:table-cell office:value-type="string" table:style-name="ce2">
            <text:p>St</text:p>
          </table:table-cell>
          <table:table-cell office:value-type="string" table:style-name="ce2">
            <text:p>y*t</text:p>
          </table:table-cell>
          <table:table-cell office:value-type="string" table:style-name="ce2">
            <text:p>|yt-y*t|</text:p>
          </table:table-cell>
          <table:table-cell office:value-type="string" table:style-name="ce2">
            <text:p>yt-y*t</text:p>
          </table:table-cell>
          <table:table-cell office:value-type="string" table:style-name="ce2">
            <text:p>(yt-y*t)^2</text:p>
          </table:table-cell>
          <table:table-cell office:value-type="string" table:number-columns-spanned="2" table:number-rows-spanned="1" table:style-name="ce7">
            <text:p>Parametry wygładzania</text:p>
          </table:table-cell>
          <table:covered-table-cell/>
          <table:table-cell table:number-columns-repeated="16374" table:style-name="ce1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float" office:value="50.59" table:style-name="ce3">
            <text:p>50,59</text:p>
          </table:table-cell>
          <table:table-cell office:value-type="float" office:value="50.59" table:formula="of:=[.B2]" table:style-name="ce1">
            <text:p>50,59</text:p>
          </table:table-cell>
          <table:table-cell office:value-type="float" office:value="-1.240000000000002" table:formula="of:=[.B3]-[.B2]" table:style-name="ce1">
            <text:p>-1,24</text:p>
          </table:table-cell>
          <table:table-cell table:number-columns-repeated="4" table:style-name="ce1"/>
          <table:table-cell office:value-type="string" table:style-name="ce4">
            <text:p>α</text:p>
          </table:table-cell>
          <table:table-cell office:value-type="float" office:value="0.4" table:style-name="ce3">
            <text:p>0,4</text:p>
          </table:table-cell>
          <table:table-cell table:number-columns-repeated="16374" table:style-name="ce1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float" office:value="49.35" table:style-name="ce3">
            <text:p>49,35</text:p>
          </table:table-cell>
          <table:table-cell office:value-type="float" office:value="49.35" table:formula="of:=[.$J$2]*[.B3]+(1-[.$J$2])*([.C2]+[.D2])" table:style-name="ce1">
            <text:p>49,35</text:p>
          </table:table-cell>
          <table:table-cell office:value-type="float" office:value="-1.240000000000002" table:formula="of:=[.$J$3]*([.C3]-[.C2])+(1-[.$J$3])*[.D2]" table:style-name="ce1">
            <text:p>-1,24</text:p>
          </table:table-cell>
          <table:table-cell office:value-type="float" office:value="49.35" table:formula="of:=[.C2]+[.D2]" table:style-name="ce1">
            <text:p>49,35</text:p>
          </table:table-cell>
          <table:table-cell office:value-type="float" office:value="0" table:formula="of:=ABS([.B3]-[.E3])" table:style-name="ce5">
            <text:p>0,000</text:p>
          </table:table-cell>
          <table:table-cell office:value-type="float" office:value="0" table:formula="of:=[.B3]-[.E3]" table:style-name="ce1">
            <text:p>0</text:p>
          </table:table-cell>
          <table:table-cell office:value-type="float" office:value="0" table:formula="of:=([.B3]-[.E3])^2" table:style-name="ce1">
            <text:p>0</text:p>
          </table:table-cell>
          <table:table-cell office:value-type="string" table:style-name="ce6">
            <text:p>β</text:p>
          </table:table-cell>
          <table:table-cell office:value-type="float" office:value="0.4" table:style-name="ce3">
            <text:p>0,4</text:p>
          </table:table-cell>
          <table:table-cell table:number-columns-repeated="16374" table:style-name="ce1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float" office:value="49.28" table:style-name="ce3">
            <text:p>49,28</text:p>
          </table:table-cell>
          <table:table-cell office:value-type="float" office:value="48.578000000000003" table:formula="of:=[.$J$2]*[.B4]+(1-[.$J$2])*([.C3]+[.D3])" table:style-name="ce1">
            <text:p>48,578</text:p>
          </table:table-cell>
          <table:table-cell office:value-type="float" office:value="-1.0528000000000006" table:formula="of:=[.$J$3]*([.C4]-[.C3])+(1-[.$J$3])*[.D3]" table:style-name="ce1">
            <text:p>-1,0528</text:p>
          </table:table-cell>
          <table:table-cell office:value-type="float" office:value="48.11" table:formula="of:=[.C3]+[.D3]" table:style-name="ce1">
            <text:p>48,11</text:p>
          </table:table-cell>
          <table:table-cell office:value-type="float" office:value="1.1700000000000017" table:formula="of:=ABS([.B4]-[.E4])" table:style-name="ce5">
            <text:p>1,170</text:p>
          </table:table-cell>
          <table:table-cell office:value-type="float" office:value="1.1700000000000017" table:formula="of:=[.B4]-[.E4]" table:style-name="ce1">
            <text:p>1,17</text:p>
          </table:table-cell>
          <table:table-cell office:value-type="float" office:value="1.368900000000004" table:formula="of:=([.B4]-[.E4])^2" table:style-name="ce1">
            <text:p>1,3689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float" office:value="49.34" table:style-name="ce3">
            <text:p>49,34</text:p>
          </table:table-cell>
          <table:table-cell office:value-type="float" office:value="48.251120000000007" table:formula="of:=[.$J$2]*[.B5]+(1-[.$J$2])*([.C4]+[.D4])" table:style-name="ce1">
            <text:p>48,25112</text:p>
          </table:table-cell>
          <table:table-cell office:value-type="float" office:value="-0.76243199999999867" table:formula="of:=[.$J$3]*([.C5]-[.C4])+(1-[.$J$3])*[.D4]" table:style-name="ce1">
            <text:p>-0,762432</text:p>
          </table:table-cell>
          <table:table-cell office:value-type="float" office:value="47.525200000000005" table:formula="of:=[.C4]+[.D4]" table:style-name="ce1">
            <text:p>47,5252</text:p>
          </table:table-cell>
          <table:table-cell office:value-type="float" office:value="1.8147999999999982" table:formula="of:=ABS([.B5]-[.E5])" table:style-name="ce5">
            <text:p>1,815</text:p>
          </table:table-cell>
          <table:table-cell office:value-type="float" office:value="1.8147999999999982" table:formula="of:=[.B5]-[.E5]" table:style-name="ce1">
            <text:p>1,8148</text:p>
          </table:table-cell>
          <table:table-cell office:value-type="float" office:value="3.2934990399999933" table:formula="of:=([.B5]-[.E5])^2" table:style-name="ce1">
            <text:p>3,29349904</text:p>
          </table:table-cell>
          <table:table-cell table:number-columns-repeated="16376" table:style-name="ce1"/>
        </table:table-row>
        <table:table-row table:style-name="ro1">
          <table:table-cell office:value-type="float" office:value="5" table:style-name="ce3">
            <text:p>5</text:p>
          </table:table-cell>
          <table:table-cell office:value-type="float" office:value="48.835000000000001" table:style-name="ce3">
            <text:p>48,835</text:p>
          </table:table-cell>
          <table:table-cell office:value-type="float" office:value="48.027212800000008" table:formula="of:=[.$J$2]*[.B6]+(1-[.$J$2])*([.C5]+[.D5])" table:style-name="ce1">
            <text:p>48,0272128</text:p>
          </table:table-cell>
          <table:table-cell office:value-type="float" office:value="-0.54702207999999897" table:formula="of:=[.$J$3]*([.C6]-[.C5])+(1-[.$J$3])*[.D5]" table:style-name="ce1">
            <text:p>-0,54702208</text:p>
          </table:table-cell>
          <table:table-cell office:value-type="float" office:value="47.48868800000001" table:formula="of:=[.C5]+[.D5]" table:style-name="ce1">
            <text:p>47,488688</text:p>
          </table:table-cell>
          <table:table-cell office:value-type="float" office:value="1.3463119999999904" table:formula="of:=ABS([.B6]-[.E6])" table:style-name="ce5">
            <text:p>1,346</text:p>
          </table:table-cell>
          <table:table-cell office:value-type="float" office:value="1.3463119999999904" table:formula="of:=[.B6]-[.E6]" table:style-name="ce1">
            <text:p>1,346312</text:p>
          </table:table-cell>
          <table:table-cell office:value-type="float" office:value="1.8125560013439741" table:formula="of:=([.B6]-[.E6])^2" table:style-name="ce1">
            <text:p>1,812556001</text:p>
          </table:table-cell>
          <table:table-cell table:number-columns-repeated="16376" table:style-name="ce1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float" office:value="50.284999999999997" table:style-name="ce3">
            <text:p>50,285</text:p>
          </table:table-cell>
          <table:table-cell office:value-type="float" office:value="48.602114432000008" table:formula="of:=[.$J$2]*[.B7]+(1-[.$J$2])*([.C6]+[.D6])" table:style-name="ce1">
            <text:p>48,60211443</text:p>
          </table:table-cell>
          <table:table-cell office:value-type="float" office:value="-9.8252595199999515E-2" table:formula="of:=[.$J$3]*([.C7]-[.C6])+(1-[.$J$3])*[.D6]" table:style-name="ce1">
            <text:p>-0,098252595</text:p>
          </table:table-cell>
          <table:table-cell office:value-type="float" office:value="47.48019072000001" table:formula="of:=[.C6]+[.D6]" table:style-name="ce1">
            <text:p>47,48019072</text:p>
          </table:table-cell>
          <table:table-cell office:value-type="float" office:value="2.8048092799999864" table:formula="of:=ABS([.B7]-[.E7])" table:style-name="ce5">
            <text:p>2,805</text:p>
          </table:table-cell>
          <table:table-cell office:value-type="float" office:value="2.8048092799999864" table:formula="of:=[.B7]-[.E7]" table:style-name="ce1">
            <text:p>2,80480928</text:p>
          </table:table-cell>
          <table:table-cell office:value-type="float" office:value="7.8669550971740421" table:formula="of:=([.B7]-[.E7])^2" table:style-name="ce1">
            <text:p>7,866955097</text:p>
          </table:table-cell>
          <table:table-cell table:number-columns-repeated="16376" table:style-name="ce1"/>
        </table:table-row>
        <table:table-row table:style-name="ro1">
          <table:table-cell office:value-type="float" office:value="7" table:style-name="ce3">
            <text:p>7</text:p>
          </table:table-cell>
          <table:table-cell office:value-type="float" office:value="50.12" table:style-name="ce3">
            <text:p>50,12</text:p>
          </table:table-cell>
          <table:table-cell office:value-type="float" office:value="49.150317102080002" table:formula="of:=[.$J$2]*[.B8]+(1-[.$J$2])*([.C7]+[.D7])" table:style-name="ce1">
            <text:p>49,1503171</text:p>
          </table:table-cell>
          <table:table-cell office:value-type="float" office:value="0.16032951091199826" table:formula="of:=[.$J$3]*([.C8]-[.C7])+(1-[.$J$3])*[.D7]" table:style-name="ce1">
            <text:p>0,160329511</text:p>
          </table:table-cell>
          <table:table-cell office:value-type="float" office:value="48.503861836800006" table:formula="of:=[.C7]+[.D7]" table:style-name="ce1">
            <text:p>48,50386184</text:p>
          </table:table-cell>
          <table:table-cell office:value-type="float" office:value="1.6161381631999916" table:formula="of:=ABS([.B8]-[.E8])" table:style-name="ce5">
            <text:p>1,616</text:p>
          </table:table-cell>
          <table:table-cell office:value-type="float" office:value="1.6161381631999916" table:formula="of:=[.B8]-[.E8]" table:style-name="ce1">
            <text:p>1,616138163</text:p>
          </table:table-cell>
          <table:table-cell office:value-type="float" office:value="2.6119025625514425" table:formula="of:=([.B8]-[.E8])^2" table:style-name="ce1">
            <text:p>2,611902563</text:p>
          </table:table-cell>
          <table:table-cell table:style-name="ce1"/>
          <table:table-cell office:value-type="string" table:style-name="ce1">
            <text:p>ME =</text:p>
          </table:table-cell>
          <table:table-cell office:value-type="float" office:value="0.16659567193833114" table:formula="of:=SUM([.G3:.G41])/([.A41]-1)" table:style-name="ce1">
            <text:p>0,166595672</text:p>
          </table:table-cell>
          <table:table-cell table:number-columns-repeated="16373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float" office:value="50.38" table:style-name="ce3">
            <text:p>50,38</text:p>
          </table:table-cell>
          <table:table-cell office:value-type="float" office:value="49.738387967795205" table:formula="of:=[.$J$2]*[.B9]+(1-[.$J$2])*([.C8]+[.D8])" table:style-name="ce1">
            <text:p>49,73838797</text:p>
          </table:table-cell>
          <table:table-cell office:value-type="float" office:value="0.33142605283328008" table:formula="of:=[.$J$3]*([.C9]-[.C8])+(1-[.$J$3])*[.D8]" table:style-name="ce1">
            <text:p>0,331426053</text:p>
          </table:table-cell>
          <table:table-cell office:value-type="float" office:value="49.310646612992002" table:formula="of:=[.C8]+[.D8]" table:style-name="ce1">
            <text:p>49,31064661</text:p>
          </table:table-cell>
          <table:table-cell office:value-type="float" office:value="1.0693533870080003" table:formula="of:=ABS([.B9]-[.E9])" table:style-name="ce5">
            <text:p>1,069</text:p>
          </table:table-cell>
          <table:table-cell office:value-type="float" office:value="1.0693533870080003" table:formula="of:=[.B9]-[.E9]" table:style-name="ce1">
            <text:p>1,069353387</text:p>
          </table:table-cell>
          <table:table-cell office:value-type="float" office:value="1.1435166663054821" table:formula="of:=([.B9]-[.E9])^2" table:style-name="ce1">
            <text:p>1,143516666</text:p>
          </table:table-cell>
          <table:table-cell table:style-name="ce1"/>
          <table:table-cell office:value-type="string" table:style-name="ce1">
            <text:p>MSE =</text:p>
          </table:table-cell>
          <table:table-cell office:value-type="float" office:value="1.8009142928440498" table:formula="of:=SUM([.H3:.H41])/([.A41]-1)" table:style-name="ce1">
            <text:p>1,800914293</text:p>
          </table:table-cell>
          <table:table-cell table:number-columns-repeated="16373"/>
        </table:table-row>
        <table:table-row table:style-name="ro1">
          <table:table-cell office:value-type="float" office:value="9" table:style-name="ce3">
            <text:p>9</text:p>
          </table:table-cell>
          <table:table-cell office:value-type="float" office:value="50.68" table:style-name="ce3">
            <text:p>50,68</text:p>
          </table:table-cell>
          <table:table-cell office:value-type="float" office:value="50.313888412377096" table:formula="of:=[.$J$2]*[.B10]+(1-[.$J$2])*([.C9]+[.D9])" table:style-name="ce1">
            <text:p>50,31388841</text:p>
          </table:table-cell>
          <table:table-cell office:value-type="float" office:value="0.42905580953272449" table:formula="of:=[.$J$3]*([.C10]-[.C9])+(1-[.$J$3])*[.D9]" table:style-name="ce1">
            <text:p>0,42905581</text:p>
          </table:table-cell>
          <table:table-cell office:value-type="float" office:value="50.069814020628485" table:formula="of:=[.C9]+[.D9]" table:style-name="ce1">
            <text:p>50,06981402</text:p>
          </table:table-cell>
          <table:table-cell office:value-type="float" office:value="0.61018597937151497" table:formula="of:=ABS([.B10]-[.E10])" table:style-name="ce5">
            <text:p>0,610</text:p>
          </table:table-cell>
          <table:table-cell office:value-type="float" office:value="0.61018597937151497" table:formula="of:=[.B10]-[.E10]" table:style-name="ce1">
            <text:p>0,610185979</text:p>
          </table:table-cell>
          <table:table-cell office:value-type="float" office:value="0.37232692942157491" table:formula="of:=([.B10]-[.E10])^2" table:style-name="ce1">
            <text:p>0,372326929</text:p>
          </table:table-cell>
          <table:table-cell table:style-name="ce1"/>
          <table:table-cell office:value-type="string" table:style-name="ce1">
            <text:p>RMSE =</text:p>
          </table:table-cell>
          <table:table-cell office:value-type="float" office:value="1.3419814800674597" table:formula="of:=SQRT([.K9])" table:style-name="ce1">
            <text:p>1,34198148</text:p>
          </table:table-cell>
          <table:table-cell table:number-columns-repeated="16373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float" office:value="49.46" table:style-name="ce3">
            <text:p>49,46</text:p>
          </table:table-cell>
          <table:table-cell office:value-type="float" office:value="50.229766533145892" table:formula="of:=[.$J$2]*[.B11]+(1-[.$J$2])*([.C10]+[.D10])" table:style-name="ce1">
            <text:p>50,22976653</text:p>
          </table:table-cell>
          <table:table-cell office:value-type="float" office:value="0.22378473402715277" table:formula="of:=[.$J$3]*([.C11]-[.C10])+(1-[.$J$3])*[.D10]" table:style-name="ce1">
            <text:p>0,223784734</text:p>
          </table:table-cell>
          <table:table-cell office:value-type="float" office:value="50.742944221909823" table:formula="of:=[.C10]+[.D10]" table:style-name="ce1">
            <text:p>50,74294422</text:p>
          </table:table-cell>
          <table:table-cell office:value-type="float" office:value="1.2829442219098226" table:formula="of:=ABS([.B11]-[.E11])" table:style-name="ce5">
            <text:p>1,283</text:p>
          </table:table-cell>
          <table:table-cell office:value-type="float" office:value="-1.2829442219098226" table:formula="of:=[.B11]-[.E11]" table:style-name="ce1">
            <text:p>-1,282944222</text:p>
          </table:table-cell>
          <table:table-cell office:value-type="float" office:value="1.6459458765318002" table:formula="of:=([.B11]-[.E11])^2" table:style-name="ce1">
            <text:p>1,645945877</text:p>
          </table:table-cell>
          <table:table-cell table:number-columns-repeated="16376" table:style-name="ce1"/>
        </table:table-row>
        <table:table-row table:style-name="ro1">
          <table:table-cell office:value-type="float" office:value="11" table:style-name="ce3">
            <text:p>11</text:p>
          </table:table-cell>
          <table:table-cell office:value-type="float" office:value="49.914999999999999" table:style-name="ce3">
            <text:p>49,915</text:p>
          </table:table-cell>
          <table:table-cell office:value-type="float" office:value="50.238130760303832" table:formula="of:=[.$J$2]*[.B12]+(1-[.$J$2])*([.C11]+[.D11])" table:style-name="ce1">
            <text:p>50,23813076</text:p>
          </table:table-cell>
          <table:table-cell office:value-type="float" office:value="0.13761653127946794" table:formula="of:=[.$J$3]*([.C12]-[.C11])+(1-[.$J$3])*[.D11]" table:style-name="ce1">
            <text:p>0,137616531</text:p>
          </table:table-cell>
          <table:table-cell office:value-type="float" office:value="50.453551267173047" table:formula="of:=[.C11]+[.D11]" table:style-name="ce1">
            <text:p>50,45355127</text:p>
          </table:table-cell>
          <table:table-cell office:value-type="float" office:value="0.53855126717304813" table:formula="of:=ABS([.B12]-[.E12])" table:style-name="ce5">
            <text:p>0,539</text:p>
          </table:table-cell>
          <table:table-cell office:value-type="float" office:value="-0.53855126717304813" table:formula="of:=[.B12]-[.E12]" table:style-name="ce1">
            <text:p>-0,538551267</text:p>
          </table:table-cell>
          <table:table-cell office:value-type="float" office:value="0.29003746737369585" table:formula="of:=([.B12]-[.E12])^2" table:style-name="ce1">
            <text:p>0,290037467</text:p>
          </table:table-cell>
          <table:table-cell table:number-columns-repeated="16376" table:style-name="ce1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49.92" table:style-name="ce3">
            <text:p>49,92</text:p>
          </table:table-cell>
          <table:table-cell office:value-type="float" office:value="50.19344837494998" table:formula="of:=[.$J$2]*[.B13]+(1-[.$J$2])*([.C12]+[.D12])" table:style-name="ce1">
            <text:p>50,19344837</text:p>
          </table:table-cell>
          <table:table-cell office:value-type="float" office:value="6.4696964626140024E-2" table:formula="of:=[.$J$3]*([.C13]-[.C12])+(1-[.$J$3])*[.D12]" table:style-name="ce1">
            <text:p>0,064696965</text:p>
          </table:table-cell>
          <table:table-cell office:value-type="float" office:value="50.375747291583302" table:formula="of:=[.C12]+[.D12]" table:style-name="ce1">
            <text:p>50,37574729</text:p>
          </table:table-cell>
          <table:table-cell office:value-type="float" office:value="0.4557472915833003" table:formula="of:=ABS([.B13]-[.E13])" table:style-name="ce5">
            <text:p>0,456</text:p>
          </table:table-cell>
          <table:table-cell office:value-type="float" office:value="-0.4557472915833003" table:formula="of:=[.B13]-[.E13]" table:style-name="ce1">
            <text:p>-0,455747292</text:p>
          </table:table-cell>
          <table:table-cell office:value-type="float" office:value="0.20770559378551373" table:formula="of:=([.B13]-[.E13])^2" table:style-name="ce1">
            <text:p>0,207705594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50.825000000000003" table:style-name="ce3">
            <text:p>50,825</text:p>
          </table:table-cell>
          <table:table-cell office:value-type="float" office:value="50.484887203745672" table:formula="of:=[.$J$2]*[.B14]+(1-[.$J$2])*([.C13]+[.D13])" table:style-name="ce1">
            <text:p>50,4848872</text:p>
          </table:table-cell>
          <table:table-cell office:value-type="float" office:value="0.15539371029396043" table:formula="of:=[.$J$3]*([.C14]-[.C13])+(1-[.$J$3])*[.D13]" table:style-name="ce1">
            <text:p>0,15539371</text:p>
          </table:table-cell>
          <table:table-cell office:value-type="float" office:value="50.258145339576117" table:formula="of:=[.C13]+[.D13]" table:style-name="ce1">
            <text:p>50,25814534</text:p>
          </table:table-cell>
          <table:table-cell office:value-type="float" office:value="0.56685466042388555" table:formula="of:=ABS([.B14]-[.E14])" table:style-name="ce5">
            <text:p>0,567</text:p>
          </table:table-cell>
          <table:table-cell office:value-type="float" office:value="0.56685466042388555" table:formula="of:=[.B14]-[.E14]" table:style-name="ce1">
            <text:p>0,56685466</text:p>
          </table:table-cell>
          <table:table-cell office:value-type="float" office:value="0.32132420604427858" table:formula="of:=([.B14]-[.E14])^2" table:style-name="ce1">
            <text:p>0,321324206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51.575000000000003" table:style-name="ce3">
            <text:p>51,575</text:p>
          </table:table-cell>
          <table:table-cell office:value-type="float" office:value="51.014168548423783" table:formula="of:=[.$J$2]*[.B15]+(1-[.$J$2])*([.C14]+[.D14])" table:style-name="ce1">
            <text:p>51,01416855</text:p>
          </table:table-cell>
          <table:table-cell office:value-type="float" office:value="0.30494876404762072" table:formula="of:=[.$J$3]*([.C15]-[.C14])+(1-[.$J$3])*[.D14]" table:style-name="ce1">
            <text:p>0,304948764</text:p>
          </table:table-cell>
          <table:table-cell office:value-type="float" office:value="50.640280914039629" table:formula="of:=[.C14]+[.D14]" table:style-name="ce1">
            <text:p>50,64028091</text:p>
          </table:table-cell>
          <table:table-cell office:value-type="float" office:value="0.93471908596037423" table:formula="of:=ABS([.B15]-[.E15])" table:style-name="ce5">
            <text:p>0,935</text:p>
          </table:table-cell>
          <table:table-cell office:value-type="float" office:value="0.93471908596037423" table:formula="of:=[.B15]-[.E15]" table:style-name="ce1">
            <text:p>0,934719086</text:p>
          </table:table-cell>
          <table:table-cell office:value-type="float" office:value="0.87369976965859741" table:formula="of:=([.B15]-[.E15])^2" table:style-name="ce1">
            <text:p>0,87369977</text:p>
          </table:table-cell>
          <table:table-cell table:number-columns-repeated="16376" table:style-name="ce1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float" office:value="52.844999999999999" table:style-name="ce3">
            <text:p>52,845</text:p>
          </table:table-cell>
          <table:table-cell office:value-type="float" office:value="51.929470387482844" table:formula="of:=[.$J$2]*[.B16]+(1-[.$J$2])*([.C15]+[.D15])" table:style-name="ce1">
            <text:p>51,92947039</text:p>
          </table:table-cell>
          <table:table-cell office:value-type="float" office:value="0.54908999405219716" table:formula="of:=[.$J$3]*([.C16]-[.C15])+(1-[.$J$3])*[.D15]" table:style-name="ce1">
            <text:p>0,549089994</text:p>
          </table:table-cell>
          <table:table-cell office:value-type="float" office:value="51.319117312471406" table:formula="of:=[.C15]+[.D15]" table:style-name="ce1">
            <text:p>51,31911731</text:p>
          </table:table-cell>
          <table:table-cell office:value-type="float" office:value="1.5258826875285934" table:formula="of:=ABS([.B16]-[.E16])" table:style-name="ce5">
            <text:p>1,526</text:p>
          </table:table-cell>
          <table:table-cell office:value-type="float" office:value="1.5258826875285934" table:formula="of:=[.B16]-[.E16]" table:style-name="ce1">
            <text:p>1,525882688</text:p>
          </table:table-cell>
          <table:table-cell office:value-type="float" office:value="2.3283179760994828" table:formula="of:=([.B16]-[.E16])^2" table:style-name="ce1">
            <text:p>2,328317976</text:p>
          </table:table-cell>
          <table:table-cell table:number-columns-repeated="16376" table:style-name="ce1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51.765000000000001" table:style-name="ce3">
            <text:p>51,765</text:p>
          </table:table-cell>
          <table:table-cell office:value-type="float" office:value="52.193136228921027" table:formula="of:=[.$J$2]*[.B17]+(1-[.$J$2])*([.C16]+[.D16])" table:style-name="ce1">
            <text:p>52,19313623</text:p>
          </table:table-cell>
          <table:table-cell office:value-type="float" office:value="0.43492033300659139" table:formula="of:=[.$J$3]*([.C17]-[.C16])+(1-[.$J$3])*[.D16]" table:style-name="ce1">
            <text:p>0,434920333</text:p>
          </table:table-cell>
          <table:table-cell office:value-type="float" office:value="52.47856038153504" table:formula="of:=[.C16]+[.D16]" table:style-name="ce1">
            <text:p>52,47856038</text:p>
          </table:table-cell>
          <table:table-cell office:value-type="float" office:value="0.71356038153503931" table:formula="of:=ABS([.B17]-[.E17])" table:style-name="ce5">
            <text:p>0,714</text:p>
          </table:table-cell>
          <table:table-cell office:value-type="float" office:value="-0.71356038153503931" table:formula="of:=[.B17]-[.E17]" table:style-name="ce1">
            <text:p>-0,713560382</text:p>
          </table:table-cell>
          <table:table-cell office:value-type="float" office:value="0.50916841809643087" table:formula="of:=([.B17]-[.E17])^2" table:style-name="ce1">
            <text:p>0,509168418</text:p>
          </table:table-cell>
          <table:table-cell table:number-columns-repeated="16376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51.17" table:style-name="ce3">
            <text:p>51,17</text:p>
          </table:table-cell>
          <table:table-cell office:value-type="float" office:value="52.044833937156575" table:formula="of:=[.$J$2]*[.B18]+(1-[.$J$2])*([.C17]+[.D17])" table:style-name="ce1">
            <text:p>52,04483394</text:p>
          </table:table-cell>
          <table:table-cell office:value-type="float" office:value="0.2016312830981741" table:formula="of:=[.$J$3]*([.C18]-[.C17])+(1-[.$J$3])*[.D17]" table:style-name="ce1">
            <text:p>0,201631283</text:p>
          </table:table-cell>
          <table:table-cell office:value-type="float" office:value="52.628056561927622" table:formula="of:=[.C17]+[.D17]" table:style-name="ce1">
            <text:p>52,62805656</text:p>
          </table:table-cell>
          <table:table-cell office:value-type="float" office:value="1.45805656192762" table:formula="of:=ABS([.B18]-[.E18])" table:style-name="ce5">
            <text:p>1,458</text:p>
          </table:table-cell>
          <table:table-cell office:value-type="float" office:value="-1.45805656192762" table:formula="of:=[.B18]-[.E18]" table:style-name="ce1">
            <text:p>-1,458056562</text:p>
          </table:table-cell>
          <table:table-cell office:value-type="float" office:value="2.1259289377801918" table:formula="of:=([.B18]-[.E18])^2" table:style-name="ce1">
            <text:p>2,125928938</text:p>
          </table:table-cell>
          <table:table-cell table:number-columns-repeated="16376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float" office:value="51.645000000000003" table:style-name="ce3">
            <text:p>51,645</text:p>
          </table:table-cell>
          <table:table-cell office:value-type="float" office:value="52.005879132152849" table:formula="of:=[.$J$2]*[.B19]+(1-[.$J$2])*([.C18]+[.D18])" table:style-name="ce1">
            <text:p>52,00587913</text:p>
          </table:table-cell>
          <table:table-cell office:value-type="float" office:value="0.10539684785741395" table:formula="of:=[.$J$3]*([.C19]-[.C18])+(1-[.$J$3])*[.D18]" table:style-name="ce1">
            <text:p>0,105396848</text:p>
          </table:table-cell>
          <table:table-cell office:value-type="float" office:value="52.246465220254748" table:formula="of:=[.C18]+[.D18]" table:style-name="ce1">
            <text:p>52,24646522</text:p>
          </table:table-cell>
          <table:table-cell office:value-type="float" office:value="0.60146522025474525" table:formula="of:=ABS([.B19]-[.E19])" table:style-name="ce5">
            <text:p>0,601</text:p>
          </table:table-cell>
          <table:table-cell office:value-type="float" office:value="-0.60146522025474525" table:formula="of:=[.B19]-[.E19]" table:style-name="ce1">
            <text:p>-0,60146522</text:p>
          </table:table-cell>
          <table:table-cell office:value-type="float" office:value="0.3617604111760892" table:formula="of:=([.B19]-[.E19])^2" table:style-name="ce1">
            <text:p>0,361760411</text:p>
          </table:table-cell>
          <table:table-cell table:number-columns-repeated="16376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51.655000000000001" table:style-name="ce3">
            <text:p>51,655</text:p>
          </table:table-cell>
          <table:table-cell office:value-type="float" office:value="51.928765588006158" table:formula="of:=[.$J$2]*[.B20]+(1-[.$J$2])*([.C19]+[.D19])" table:style-name="ce1">
            <text:p>51,92876559</text:p>
          </table:table-cell>
          <table:table-cell office:value-type="float" office:value="3.2392691055771951E-2" table:formula="of:=[.$J$3]*([.C20]-[.C19])+(1-[.$J$3])*[.D19]" table:style-name="ce1">
            <text:p>0,032392691</text:p>
          </table:table-cell>
          <table:table-cell office:value-type="float" office:value="52.111275980010262" table:formula="of:=[.C19]+[.D19]" table:style-name="ce1">
            <text:p>52,11127598</text:p>
          </table:table-cell>
          <table:table-cell office:value-type="float" office:value="0.45627598001026115" table:formula="of:=ABS([.B20]-[.E20])" table:style-name="ce5">
            <text:p>0,456</text:p>
          </table:table-cell>
          <table:table-cell office:value-type="float" office:value="-0.45627598001026115" table:formula="of:=[.B20]-[.E20]" table:style-name="ce1">
            <text:p>-0,45627598</text:p>
          </table:table-cell>
          <table:table-cell office:value-type="float" office:value="0.20818776993432422" table:formula="of:=([.B20]-[.E20])^2" table:style-name="ce1">
            <text:p>0,20818777</text:p>
          </table:table-cell>
          <table:table-cell table:number-columns-repeated="16376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51.68" table:style-name="ce3">
            <text:p>51,68</text:p>
          </table:table-cell>
          <table:table-cell office:value-type="float" office:value="51.848694967437154" table:formula="of:=[.$J$2]*[.B21]+(1-[.$J$2])*([.C20]+[.D20])" table:style-name="ce1">
            <text:p>51,84869497</text:p>
          </table:table-cell>
          <table:table-cell office:value-type="float" office:value="-1.2592633594138185E-2" table:formula="of:=[.$J$3]*([.C21]-[.C20])+(1-[.$J$3])*[.D20]" table:style-name="ce1">
            <text:p>-0,012592634</text:p>
          </table:table-cell>
          <table:table-cell office:value-type="float" office:value="51.961158279061927" table:formula="of:=[.C20]+[.D20]" table:style-name="ce1">
            <text:p>51,96115828</text:p>
          </table:table-cell>
          <table:table-cell office:value-type="float" office:value="0.28115827906192692" table:formula="of:=ABS([.B21]-[.E21])" table:style-name="ce5">
            <text:p>0,281</text:p>
          </table:table-cell>
          <table:table-cell office:value-type="float" office:value="-0.28115827906192692" table:formula="of:=[.B21]-[.E21]" table:style-name="ce1">
            <text:p>-0,281158279</text:p>
          </table:table-cell>
          <table:table-cell office:value-type="float" office:value="7.9049977885064376E-2" table:formula="of:=([.B21]-[.E21])^2" table:style-name="ce1">
            <text:p>0,079049978</text:p>
          </table:table-cell>
          <table:table-cell table:number-columns-repeated="16376"/>
        </table:table-row>
        <table:table-row table:style-name="ro1">
          <table:table-cell office:value-type="float" office:value="21" table:style-name="ce3">
            <text:p>21</text:p>
          </table:table-cell>
          <table:table-cell office:value-type="float" office:value="52.155000000000001" table:style-name="ce3">
            <text:p>52,155</text:p>
          </table:table-cell>
          <table:table-cell office:value-type="float" office:value="51.96366140030581" table:formula="of:=[.$J$2]*[.B22]+(1-[.$J$2])*([.C21]+[.D21])" table:style-name="ce1">
            <text:p>51,9636614</text:p>
          </table:table-cell>
          <table:table-cell office:value-type="float" office:value="3.8430992990979289E-2" table:formula="of:=[.$J$3]*([.C22]-[.C21])+(1-[.$J$3])*[.D21]" table:style-name="ce1">
            <text:p>0,038430993</text:p>
          </table:table-cell>
          <table:table-cell office:value-type="float" office:value="51.836102333843016" table:formula="of:=[.C21]+[.D21]" table:style-name="ce1">
            <text:p>51,83610233</text:p>
          </table:table-cell>
          <table:table-cell office:value-type="float" office:value="0.31889766615698534" table:formula="of:=ABS([.B22]-[.E22])" table:style-name="ce5">
            <text:p>0,319</text:p>
          </table:table-cell>
          <table:table-cell office:value-type="float" office:value="0.31889766615698534" table:formula="of:=[.B22]-[.E22]" table:style-name="ce1">
            <text:p>0,318897666</text:p>
          </table:table-cell>
          <table:table-cell office:value-type="float" office:value="0.10169572148037208" table:formula="of:=([.B22]-[.E22])^2" table:style-name="ce1">
            <text:p>0,101695721</text:p>
          </table:table-cell>
          <table:table-cell table:number-columns-repeated="16376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52.384999999999998" table:style-name="ce3">
            <text:p>52,385</text:p>
          </table:table-cell>
          <table:table-cell office:value-type="float" office:value="52.155255435978077" table:formula="of:=[.$J$2]*[.B23]+(1-[.$J$2])*([.C22]+[.D22])" table:style-name="ce1">
            <text:p>52,15525544</text:p>
          </table:table-cell>
          <table:table-cell office:value-type="float" office:value="9.9696210063494453E-2" table:formula="of:=[.$J$3]*([.C23]-[.C22])+(1-[.$J$3])*[.D22]" table:style-name="ce1">
            <text:p>0,09969621</text:p>
          </table:table-cell>
          <table:table-cell office:value-type="float" office:value="52.002092393296792" table:formula="of:=[.C22]+[.D22]" table:style-name="ce1">
            <text:p>52,00209239</text:p>
          </table:table-cell>
          <table:table-cell office:value-type="float" office:value="0.38290760670320623" table:formula="of:=ABS([.B23]-[.E23])" table:style-name="ce5">
            <text:p>0,383</text:p>
          </table:table-cell>
          <table:table-cell office:value-type="float" office:value="0.38290760670320623" table:formula="of:=[.B23]-[.E23]" table:style-name="ce1">
            <text:p>0,382907607</text:p>
          </table:table-cell>
          <table:table-cell office:value-type="float" office:value="0.14661823527117726" table:formula="of:=([.B23]-[.E23])^2" table:style-name="ce1">
            <text:p>0,146618235</text:p>
          </table:table-cell>
          <table:table-cell table:number-columns-repeated="16376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52.38" table:style-name="ce3">
            <text:p>52,38</text:p>
          </table:table-cell>
          <table:table-cell office:value-type="float" office:value="52.304970987624941" table:formula="of:=[.$J$2]*[.B24]+(1-[.$J$2])*([.C23]+[.D23])" table:style-name="ce1">
            <text:p>52,30497099</text:p>
          </table:table-cell>
          <table:table-cell office:value-type="float" office:value="0.11970394669684219" table:formula="of:=[.$J$3]*([.C24]-[.C23])+(1-[.$J$3])*[.D23]" table:style-name="ce1">
            <text:p>0,119703947</text:p>
          </table:table-cell>
          <table:table-cell office:value-type="float" office:value="52.254951646041569" table:formula="of:=[.C23]+[.D23]" table:style-name="ce1">
            <text:p>52,25495165</text:p>
          </table:table-cell>
          <table:table-cell office:value-type="float" office:value="0.12504835395843372" table:formula="of:=ABS([.B24]-[.E24])" table:style-name="ce5">
            <text:p>0,125</text:p>
          </table:table-cell>
          <table:table-cell office:value-type="float" office:value="0.12504835395843372" table:formula="of:=[.B24]-[.E24]" table:style-name="ce1">
            <text:p>0,125048354</text:p>
          </table:table-cell>
          <table:table-cell office:value-type="float" office:value="1.5637090827713727E-2" table:formula="of:=([.B24]-[.E24])^2" table:style-name="ce1">
            <text:p>0,015637091</text:p>
          </table:table-cell>
          <table:table-cell table:number-columns-repeated="16376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52.25" table:style-name="ce3">
            <text:p>52,25</text:p>
          </table:table-cell>
          <table:table-cell office:value-type="float" office:value="52.354804960593071" table:formula="of:=[.$J$2]*[.B25]+(1-[.$J$2])*([.C24]+[.D24])" table:style-name="ce1">
            <text:p>52,35480496</text:p>
          </table:table-cell>
          <table:table-cell office:value-type="float" office:value="9.1755957205357522E-2" table:formula="of:=[.$J$3]*([.C25]-[.C24])+(1-[.$J$3])*[.D24]" table:style-name="ce1">
            <text:p>0,091755957</text:p>
          </table:table-cell>
          <table:table-cell office:value-type="float" office:value="52.424674934321786" table:formula="of:=[.C24]+[.D24]" table:style-name="ce1">
            <text:p>52,42467493</text:p>
          </table:table-cell>
          <table:table-cell office:value-type="float" office:value="0.17467493432178571" table:formula="of:=ABS([.B25]-[.E25])" table:style-name="ce5">
            <text:p>0,175</text:p>
          </table:table-cell>
          <table:table-cell office:value-type="float" office:value="-0.17467493432178571" table:formula="of:=[.B25]-[.E25]" table:style-name="ce1">
            <text:p>-0,174674934</text:p>
          </table:table-cell>
          <table:table-cell office:value-type="float" office:value="3.0511332680320153E-2" table:formula="of:=([.B25]-[.E25])^2" table:style-name="ce1">
            <text:p>0,030511333</text:p>
          </table:table-cell>
          <table:table-cell table:number-columns-repeated="16376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52.67" table:style-name="ce3">
            <text:p>52,67</text:p>
          </table:table-cell>
          <table:table-cell office:value-type="float" office:value="52.535936550679054" table:formula="of:=[.$J$2]*[.B26]+(1-[.$J$2])*([.C25]+[.D25])" table:style-name="ce1">
            <text:p>52,53593655</text:p>
          </table:table-cell>
          <table:table-cell office:value-type="float" office:value="0.12750621035760751" table:formula="of:=[.$J$3]*([.C26]-[.C25])+(1-[.$J$3])*[.D25]" table:style-name="ce1">
            <text:p>0,12750621</text:p>
          </table:table-cell>
          <table:table-cell office:value-type="float" office:value="52.446560917798429" table:formula="of:=[.C25]+[.D25]" table:style-name="ce1">
            <text:p>52,44656092</text:p>
          </table:table-cell>
          <table:table-cell office:value-type="float" office:value="0.2234390822015726" table:formula="of:=ABS([.B26]-[.E26])" table:style-name="ce5">
            <text:p>0,223</text:p>
          </table:table-cell>
          <table:table-cell office:value-type="float" office:value="0.2234390822015726" table:formula="of:=[.B26]-[.E26]" table:style-name="ce1">
            <text:p>0,223439082</text:p>
          </table:table-cell>
          <table:table-cell office:value-type="float" office:value="4.9925023455081118E-2" table:formula="of:=([.B26]-[.E26])^2" table:style-name="ce1">
            <text:p>0,049925023</text:p>
          </table:table-cell>
          <table:table-cell table:number-columns-repeated="16376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53.32" table:style-name="ce3">
            <text:p>53,32</text:p>
          </table:table-cell>
          <table:table-cell office:value-type="float" office:value="52.926065656622001" table:formula="of:=[.$J$2]*[.B27]+(1-[.$J$2])*([.C26]+[.D26])" table:style-name="ce1">
            <text:p>52,92606566</text:p>
          </table:table-cell>
          <table:table-cell office:value-type="float" office:value="0.23255536859174322" table:formula="of:=[.$J$3]*([.C27]-[.C26])+(1-[.$J$3])*[.D26]" table:style-name="ce1">
            <text:p>0,232555369</text:p>
          </table:table-cell>
          <table:table-cell office:value-type="float" office:value="52.663442761036663" table:formula="of:=[.C26]+[.D26]" table:style-name="ce1">
            <text:p>52,66344276</text:p>
          </table:table-cell>
          <table:table-cell office:value-type="float" office:value="0.6565572389633374" table:formula="of:=ABS([.B27]-[.E27])" table:style-name="ce5">
            <text:p>0,657</text:p>
          </table:table-cell>
          <table:table-cell office:value-type="float" office:value="0.6565572389633374" table:formula="of:=[.B27]-[.E27]" table:style-name="ce1">
            <text:p>0,656557239</text:p>
          </table:table-cell>
          <table:table-cell office:value-type="float" office:value="0.43106740803516091" table:formula="of:=([.B27]-[.E27])^2" table:style-name="ce1">
            <text:p>0,431067408</text:p>
          </table:table-cell>
          <table:table-cell table:number-columns-repeated="16376"/>
        </table:table-row>
        <table:table-row table:style-name="ro1">
          <table:table-cell office:value-type="float" office:value="27" table:style-name="ce3">
            <text:p>27</text:p>
          </table:table-cell>
          <table:table-cell office:value-type="float" office:value="54.1" table:style-name="ce3">
            <text:p>54,1</text:p>
          </table:table-cell>
          <table:table-cell office:value-type="float" office:value="53.535172615128246" table:formula="of:=[.$J$2]*[.B28]+(1-[.$J$2])*([.C27]+[.D27])" table:style-name="ce1">
            <text:p>53,53517262</text:p>
          </table:table-cell>
          <table:table-cell office:value-type="float" office:value="0.38317600455754419" table:formula="of:=[.$J$3]*([.C28]-[.C27])+(1-[.$J$3])*[.D27]" table:style-name="ce1">
            <text:p>0,383176005</text:p>
          </table:table-cell>
          <table:table-cell office:value-type="float" office:value="53.158621025213741" table:formula="of:=[.C27]+[.D27]" table:style-name="ce1">
            <text:p>53,15862103</text:p>
          </table:table-cell>
          <table:table-cell office:value-type="float" office:value="0.94137897478626087" table:formula="of:=ABS([.B28]-[.E28])" table:style-name="ce5">
            <text:p>0,941</text:p>
          </table:table-cell>
          <table:table-cell office:value-type="float" office:value="0.94137897478626087" table:formula="of:=[.B28]-[.E28]" table:style-name="ce1">
            <text:p>0,941378975</text:p>
          </table:table-cell>
          <table:table-cell office:value-type="float" office:value="0.88619437416963154" table:formula="of:=([.B28]-[.E28])^2" table:style-name="ce1">
            <text:p>0,886194374</text:p>
          </table:table-cell>
          <table:table-cell table:number-columns-repeated="16376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54.43" table:style-name="ce3">
            <text:p>54,43</text:p>
          </table:table-cell>
          <table:table-cell office:value-type="float" office:value="54.123009171811475" table:formula="of:=[.$J$2]*[.B29]+(1-[.$J$2])*([.C28]+[.D28])" table:style-name="ce1">
            <text:p>54,12300917</text:p>
          </table:table-cell>
          <table:table-cell office:value-type="float" office:value="0.46504022540781798" table:formula="of:=[.$J$3]*([.C29]-[.C28])+(1-[.$J$3])*[.D28]" table:style-name="ce1">
            <text:p>0,465040225</text:p>
          </table:table-cell>
          <table:table-cell office:value-type="float" office:value="53.918348619685787" table:formula="of:=[.C28]+[.D28]" table:style-name="ce1">
            <text:p>53,91834862</text:p>
          </table:table-cell>
          <table:table-cell office:value-type="float" office:value="0.51165138031421264" table:formula="of:=ABS([.B29]-[.E29])" table:style-name="ce5">
            <text:p>0,512</text:p>
          </table:table-cell>
          <table:table-cell office:value-type="float" office:value="0.51165138031421264" table:formula="of:=[.B29]-[.E29]" table:style-name="ce1">
            <text:p>0,51165138</text:p>
          </table:table-cell>
          <table:table-cell office:value-type="float" office:value="0.26178713497743905" table:formula="of:=([.B29]-[.E29])^2" table:style-name="ce1">
            <text:p>0,261787135</text:p>
          </table:table-cell>
          <table:table-cell table:number-columns-repeated="16376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55.3" table:style-name="ce3">
            <text:p>55,3</text:p>
          </table:table-cell>
          <table:table-cell office:value-type="float" office:value="54.872829638331581" table:formula="of:=[.$J$2]*[.B30]+(1-[.$J$2])*([.C29]+[.D29])" table:style-name="ce1">
            <text:p>54,87282964</text:p>
          </table:table-cell>
          <table:table-cell office:value-type="float" office:value="0.57895232185273304" table:formula="of:=[.$J$3]*([.C30]-[.C29])+(1-[.$J$3])*[.D29]" table:style-name="ce1">
            <text:p>0,578952322</text:p>
          </table:table-cell>
          <table:table-cell office:value-type="float" office:value="54.588049397219294" table:formula="of:=[.C29]+[.D29]" table:style-name="ce1">
            <text:p>54,5880494</text:p>
          </table:table-cell>
          <table:table-cell office:value-type="float" office:value="0.71195060278070343" table:formula="of:=ABS([.B30]-[.E30])" table:style-name="ce5">
            <text:p>0,712</text:p>
          </table:table-cell>
          <table:table-cell office:value-type="float" office:value="0.71195060278070343" table:formula="of:=[.B30]-[.E30]" table:style-name="ce1">
            <text:p>0,711950603</text:p>
          </table:table-cell>
          <table:table-cell office:value-type="float" office:value="0.506873660799807" table:formula="of:=([.B30]-[.E30])^2" table:style-name="ce1">
            <text:p>0,506873661</text:p>
          </table:table-cell>
          <table:table-cell table:number-columns-repeated="16376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55.335000000000001" table:style-name="ce3">
            <text:p>55,335</text:p>
          </table:table-cell>
          <table:table-cell office:value-type="float" office:value="55.405069176110587" table:formula="of:=[.$J$2]*[.B31]+(1-[.$J$2])*([.C30]+[.D30])" table:style-name="ce1">
            <text:p>55,40506918</text:p>
          </table:table-cell>
          <table:table-cell office:value-type="float" office:value="0.56026720822324227" table:formula="of:=[.$J$3]*([.C31]-[.C30])+(1-[.$J$3])*[.D30]" table:style-name="ce1">
            <text:p>0,560267208</text:p>
          </table:table-cell>
          <table:table-cell office:value-type="float" office:value="55.451781960184313" table:formula="of:=[.C30]+[.D30]" table:style-name="ce1">
            <text:p>55,45178196</text:p>
          </table:table-cell>
          <table:table-cell office:value-type="float" office:value="0.11678196018431208" table:formula="of:=ABS([.B31]-[.E31])" table:style-name="ce5">
            <text:p>0,117</text:p>
          </table:table-cell>
          <table:table-cell office:value-type="float" office:value="-0.11678196018431208" table:formula="of:=[.B31]-[.E31]" table:style-name="ce1">
            <text:p>-0,11678196</text:p>
          </table:table-cell>
          <table:table-cell office:value-type="float" office:value="1.3638026224490252E-2" table:formula="of:=([.B31]-[.E31])^2" table:style-name="ce1">
            <text:p>0,013638026</text:p>
          </table:table-cell>
          <table:table-cell table:number-columns-repeated="16376"/>
        </table:table-row>
        <table:table-row table:style-name="ro1">
          <table:table-cell office:value-type="float" office:value="31" table:style-name="ce3">
            <text:p>31</text:p>
          </table:table-cell>
          <table:table-cell office:value-type="float" office:value="54.05" table:style-name="ce3">
            <text:p>54,05</text:p>
          </table:table-cell>
          <table:table-cell office:value-type="float" office:value="55.199201830600302" table:formula="of:=[.$J$2]*[.B32]+(1-[.$J$2])*([.C31]+[.D31])" table:style-name="ce1">
            <text:p>55,19920183</text:p>
          </table:table-cell>
          <table:table-cell office:value-type="float" office:value="0.25381338672983145" table:formula="of:=[.$J$3]*([.C32]-[.C31])+(1-[.$J$3])*[.D31]" table:style-name="ce1">
            <text:p>0,253813387</text:p>
          </table:table-cell>
          <table:table-cell office:value-type="float" office:value="55.965336384333831" table:formula="of:=[.C31]+[.D31]" table:style-name="ce1">
            <text:p>55,96533638</text:p>
          </table:table-cell>
          <table:table-cell office:value-type="float" office:value="1.915336384333834" table:formula="of:=ABS([.B32]-[.E32])" table:style-name="ce5">
            <text:p>1,915</text:p>
          </table:table-cell>
          <table:table-cell office:value-type="float" office:value="-1.915336384333834" table:formula="of:=[.B32]-[.E32]" table:style-name="ce1">
            <text:p>-1,915336384</text:p>
          </table:table-cell>
          <table:table-cell office:value-type="float" office:value="3.6685134651530045" table:formula="of:=([.B32]-[.E32])^2" table:style-name="ce1">
            <text:p>3,668513465</text:p>
          </table:table-cell>
          <table:table-cell table:number-columns-repeated="16376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float" office:value="53.755000000000003" table:style-name="ce3">
            <text:p>53,755</text:p>
          </table:table-cell>
          <table:table-cell office:value-type="float" office:value="54.773809130398078" table:formula="of:=[.$J$2]*[.B33]+(1-[.$J$2])*([.C32]+[.D32])" table:style-name="ce1">
            <text:p>54,77380913</text:p>
          </table:table-cell>
          <table:table-cell office:value-type="float" office:value="-1.7869048042990637E-2" table:formula="of:=[.$J$3]*([.C33]-[.C32])+(1-[.$J$3])*[.D32]" table:style-name="ce1">
            <text:p>-0,017869048</text:p>
          </table:table-cell>
          <table:table-cell office:value-type="float" office:value="55.453015217330133" table:formula="of:=[.C32]+[.D32]" table:style-name="ce1">
            <text:p>55,45301522</text:p>
          </table:table-cell>
          <table:table-cell office:value-type="float" office:value="1.6980152173301306" table:formula="of:=ABS([.B33]-[.E33])" table:style-name="ce5">
            <text:p>1,698</text:p>
          </table:table-cell>
          <table:table-cell office:value-type="float" office:value="-1.6980152173301306" table:formula="of:=[.B33]-[.E33]" table:style-name="ce1">
            <text:p>-1,698015217</text:p>
          </table:table-cell>
          <table:table-cell office:value-type="float" office:value="2.8832556782846908" table:formula="of:=([.B33]-[.E33])^2" table:style-name="ce1">
            <text:p>2,883255678</text:p>
          </table:table-cell>
          <table:table-cell table:number-columns-repeated="16376" table:style-name="ce1"/>
        </table:table-row>
        <table:table-row table:style-name="ro1">
          <table:table-cell office:value-type="float" office:value="33" table:style-name="ce3">
            <text:p>33</text:p>
          </table:table-cell>
          <table:table-cell office:value-type="float" office:value="53.06" table:style-name="ce3">
            <text:p>53,06</text:p>
          </table:table-cell>
          <table:table-cell office:value-type="float" office:value="54.077564049413056" table:formula="of:=[.$J$2]*[.B34]+(1-[.$J$2])*([.C33]+[.D33])" table:style-name="ce1">
            <text:p>54,07756405</text:p>
          </table:table-cell>
          <table:table-cell office:value-type="float" office:value="-0.28921946121980335" table:formula="of:=[.$J$3]*([.C34]-[.C33])+(1-[.$J$3])*[.D33]" table:style-name="ce1">
            <text:p>-0,289219461</text:p>
          </table:table-cell>
          <table:table-cell office:value-type="float" office:value="54.755940082355089" table:formula="of:=[.C33]+[.D33]" table:style-name="ce1">
            <text:p>54,75594008</text:p>
          </table:table-cell>
          <table:table-cell office:value-type="float" office:value="1.6959400823550865" table:formula="of:=ABS([.B34]-[.E34])" table:style-name="ce5">
            <text:p>1,696</text:p>
          </table:table-cell>
          <table:table-cell office:value-type="float" office:value="-1.6959400823550865" table:formula="of:=[.B34]-[.E34]" table:style-name="ce1">
            <text:p>-1,695940082</text:p>
          </table:table-cell>
          <table:table-cell office:value-type="float" office:value="2.8762127629385779" table:formula="of:=([.B34]-[.E34])^2" table:style-name="ce1">
            <text:p>2,876212763</text:p>
          </table:table-cell>
          <table:table-cell table:number-columns-repeated="16376" table:style-name="ce1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float" office:value="52.11" table:style-name="ce3">
            <text:p>52,11</text:p>
          </table:table-cell>
          <table:table-cell office:value-type="float" office:value="53.117006752915955" table:formula="of:=[.$J$2]*[.B35]+(1-[.$J$2])*([.C34]+[.D34])" table:style-name="ce1">
            <text:p>53,11700675</text:p>
          </table:table-cell>
          <table:table-cell office:value-type="float" office:value="-0.55775459533072214" table:formula="of:=[.$J$3]*([.C35]-[.C34])+(1-[.$J$3])*[.D34]" table:style-name="ce1">
            <text:p>-0,557754595</text:p>
          </table:table-cell>
          <table:table-cell office:value-type="float" office:value="53.788344588193254" table:formula="of:=[.C34]+[.D34]" table:style-name="ce1">
            <text:p>53,78834459</text:p>
          </table:table-cell>
          <table:table-cell office:value-type="float" office:value="1.678344588193255" table:formula="of:=ABS([.B35]-[.E35])" table:style-name="ce5">
            <text:p>1,678</text:p>
          </table:table-cell>
          <table:table-cell office:value-type="float" office:value="-1.678344588193255" table:formula="of:=[.B35]-[.E35]" table:style-name="ce1">
            <text:p>-1,678344588</text:p>
          </table:table-cell>
          <table:table-cell office:value-type="float" office:value="2.8168405567175867" table:formula="of:=([.B35]-[.E35])^2" table:style-name="ce1">
            <text:p>2,816840557</text:p>
          </table:table-cell>
          <table:table-cell table:number-columns-repeated="16376" table:style-name="ce1"/>
        </table:table-row>
        <table:table-row table:style-name="ro1">
          <table:table-cell office:value-type="float" office:value="35" table:style-name="ce3">
            <text:p>35</text:p>
          </table:table-cell>
          <table:table-cell office:value-type="float" office:value="49.95" table:style-name="ce3">
            <text:p>49,95</text:p>
          </table:table-cell>
          <table:table-cell office:value-type="float" office:value="51.515551294551145" table:formula="of:=[.$J$2]*[.B36]+(1-[.$J$2])*([.C35]+[.D35])" table:style-name="ce1">
            <text:p>51,51555129</text:p>
          </table:table-cell>
          <table:table-cell office:value-type="float" office:value="-0.97523494054435766" table:formula="of:=[.$J$3]*([.C36]-[.C35])+(1-[.$J$3])*[.D35]" table:style-name="ce1">
            <text:p>-0,975234941</text:p>
          </table:table-cell>
          <table:table-cell office:value-type="float" office:value="52.559252157585234" table:formula="of:=[.C35]+[.D35]" table:style-name="ce1">
            <text:p>52,55925216</text:p>
          </table:table-cell>
          <table:table-cell office:value-type="float" office:value="2.6092521575852317" table:formula="of:=ABS([.B36]-[.E36])" table:style-name="ce5">
            <text:p>2,609</text:p>
          </table:table-cell>
          <table:table-cell office:value-type="float" office:value="-2.6092521575852317" table:formula="of:=[.B36]-[.E36]" table:style-name="ce1">
            <text:p>-2,609252158</text:p>
          </table:table-cell>
          <table:table-cell office:value-type="float" office:value="6.808196821863187" table:formula="of:=([.B36]-[.E36])^2" table:style-name="ce1">
            <text:p>6,808196822</text:p>
          </table:table-cell>
          <table:table-cell table:number-columns-repeated="16376" table:style-name="ce1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float" office:value="49.015000000000001" table:style-name="ce3">
            <text:p>49,015</text:p>
          </table:table-cell>
          <table:table-cell office:value-type="float" office:value="49.930189812404066" table:formula="of:=[.$J$2]*[.B37]+(1-[.$J$2])*([.C36]+[.D36])" table:style-name="ce1">
            <text:p>49,93018981</text:p>
          </table:table-cell>
          <table:table-cell office:value-type="float" office:value="-1.219285557185446" table:formula="of:=[.$J$3]*([.C37]-[.C36])+(1-[.$J$3])*[.D36]" table:style-name="ce1">
            <text:p>-1,219285557</text:p>
          </table:table-cell>
          <table:table-cell office:value-type="float" office:value="50.540316354006784" table:formula="of:=[.C36]+[.D36]" table:style-name="ce1">
            <text:p>50,54031635</text:p>
          </table:table-cell>
          <table:table-cell office:value-type="float" office:value="1.5253163540067831" table:formula="of:=ABS([.B37]-[.E37])" table:style-name="ce5">
            <text:p>1,525</text:p>
          </table:table-cell>
          <table:table-cell office:value-type="float" office:value="-1.5253163540067831" table:formula="of:=[.B37]-[.E37]" table:style-name="ce1">
            <text:p>-1,525316354</text:p>
          </table:table-cell>
          <table:table-cell office:value-type="float" office:value="2.3265899798005463" table:formula="of:=([.B37]-[.E37])^2" table:style-name="ce1">
            <text:p>2,32658998</text:p>
          </table:table-cell>
          <table:table-cell table:number-columns-repeated="16376" table:style-name="ce1"/>
        </table:table-row>
        <table:table-row table:style-name="ro1">
          <table:table-cell office:value-type="float" office:value="37" table:style-name="ce3">
            <text:p>37</text:p>
          </table:table-cell>
          <table:table-cell office:value-type="float" office:value="47.865000000000002" table:style-name="ce3">
            <text:p>47,865</text:p>
          </table:table-cell>
          <table:table-cell office:value-type="float" office:value="48.372542553131169" table:formula="of:=[.$J$2]*[.B38]+(1-[.$J$2])*([.C37]+[.D37])" table:style-name="ce1">
            <text:p>48,37254255</text:p>
          </table:table-cell>
          <table:table-cell office:value-type="float" office:value="-1.3546302380204267" table:formula="of:=[.$J$3]*([.C38]-[.C37])+(1-[.$J$3])*[.D37]" table:style-name="ce1">
            <text:p>-1,354630238</text:p>
          </table:table-cell>
          <table:table-cell office:value-type="float" office:value="48.710904255218622" table:formula="of:=[.C37]+[.D37]" table:style-name="ce1">
            <text:p>48,71090426</text:p>
          </table:table-cell>
          <table:table-cell office:value-type="float" office:value="0.84590425521862045" table:formula="of:=ABS([.B38]-[.E38])" table:style-name="ce5">
            <text:p>0,846</text:p>
          </table:table-cell>
          <table:table-cell office:value-type="float" office:value="-0.84590425521862045" table:formula="of:=[.B38]-[.E38]" table:style-name="ce1">
            <text:p>-0,845904255</text:p>
          </table:table-cell>
          <table:table-cell office:value-type="float" office:value="0.71555400899696897" table:formula="of:=([.B38]-[.E38])^2" table:style-name="ce1">
            <text:p>0,715554009</text:p>
          </table:table-cell>
          <table:table-cell table:number-columns-repeated="16376" table:style-name="ce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float" office:value="49.13" table:style-name="ce3">
            <text:p>49,13</text:p>
          </table:table-cell>
          <table:table-cell office:value-type="float" office:value="47.862747389066442" table:formula="of:=[.$J$2]*[.B39]+(1-[.$J$2])*([.C38]+[.D38])" table:style-name="ce1">
            <text:p>47,86274739</text:p>
          </table:table-cell>
          <table:table-cell office:value-type="float" office:value="-1.0166962084381468" table:formula="of:=[.$J$3]*([.C39]-[.C38])+(1-[.$J$3])*[.D38]" table:style-name="ce1">
            <text:p>-1,016696208</text:p>
          </table:table-cell>
          <table:table-cell office:value-type="float" office:value="47.017912315110742" table:formula="of:=[.C38]+[.D38]" table:style-name="ce1">
            <text:p>47,01791232</text:p>
          </table:table-cell>
          <table:table-cell office:value-type="float" office:value="2.1120876848892607" table:formula="of:=ABS([.B39]-[.E39])" table:style-name="ce5">
            <text:p>2,112</text:p>
          </table:table-cell>
          <table:table-cell office:value-type="float" office:value="2.1120876848892607" table:formula="of:=[.B39]-[.E39]" table:style-name="ce1">
            <text:p>2,112087685</text:p>
          </table:table-cell>
          <table:table-cell office:value-type="float" office:value="4.4609143886608766" table:formula="of:=([.B39]-[.E39])^2" table:style-name="ce1">
            <text:p>4,460914389</text:p>
          </table:table-cell>
          <table:table-cell office:value-type="string" table:number-columns-spanned="2" table:number-rows-spanned="3" table:style-name="ce8">
            <text:p>Ocena dopuszczalności</text:p>
            <text:p>prognozy dla T = 41 :</text:p>
            <text:p><text:span text:style-name="T1">(RMSE</text:span><text:span text:style-name="T2">*</text:span><text:span text:style-name="T3">/y</text:span><text:span text:style-name="T4">t</text:span><text:span text:style-name="T2">*</text:span><text:span text:style-name="T3">)*100%</text:span></text:p>
          </table:table-cell>
          <table:covered-table-cell/>
          <table:table-cell table:number-columns-repeated="16374"/>
        </table:table-row>
        <table:table-row table:style-name="ro1">
          <table:table-cell office:value-type="float" office:value="39" table:style-name="ce3">
            <text:p>39</text:p>
          </table:table-cell>
          <table:table-cell office:value-type="float" office:value="50.03" table:style-name="ce3">
            <text:p>50,03</text:p>
          </table:table-cell>
          <table:table-cell office:value-type="float" office:value="48.119630708376974" table:formula="of:=[.$J$2]*[.B40]+(1-[.$J$2])*([.C39]+[.D39])" table:style-name="ce1">
            <text:p>48,11963071</text:p>
          </table:table-cell>
          <table:table-cell office:value-type="float" office:value="-0.50726439733867523" table:formula="of:=[.$J$3]*([.C40]-[.C39])+(1-[.$J$3])*[.D39]" table:style-name="ce1">
            <text:p>-0,507264397</text:p>
          </table:table-cell>
          <table:table-cell office:value-type="float" office:value="46.846051180628294" table:formula="of:=[.C39]+[.D39]" table:style-name="ce1">
            <text:p>46,84605118</text:p>
          </table:table-cell>
          <table:table-cell office:value-type="float" office:value="3.1839488193717074" table:formula="of:=ABS([.B40]-[.E40])" table:style-name="ce5">
            <text:p>3,184</text:p>
          </table:table-cell>
          <table:table-cell office:value-type="float" office:value="3.1839488193717074" table:formula="of:=[.B40]-[.E40]" table:style-name="ce1">
            <text:p>3,183948819</text:p>
          </table:table-cell>
          <table:table-cell office:value-type="float" office:value="10.13753008437849" table:formula="of:=([.B40]-[.E40])^2" table:style-name="ce1">
            <text:p>10,13753008</text:p>
          </table:table-cell>
          <table:covered-table-cell/>
          <table:covered-table-cell/>
          <table:table-cell table:number-columns-repeated="16374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float" office:value="49.53" table:style-name="ce3">
            <text:p>49,53</text:p>
          </table:table-cell>
          <table:table-cell office:value-type="float" office:value="48.379419786622982" table:formula="of:=[.$J$2]*[.B41]+(1-[.$J$2])*([.C40]+[.D40])" table:style-name="ce1">
            <text:p>48,37941979</text:p>
          </table:table-cell>
          <table:table-cell office:value-type="float" office:value="-0.20044300710480178" table:formula="of:=[.$J$3]*([.C41]-[.C40])+(1-[.$J$3])*[.D40]" table:style-name="ce1">
            <text:p>-0,200443007</text:p>
          </table:table-cell>
          <table:table-cell office:value-type="float" office:value="47.612366311038301" table:formula="of:=[.C40]+[.D40]" table:style-name="ce1">
            <text:p>47,61236631</text:p>
          </table:table-cell>
          <table:table-cell office:value-type="float" office:value="1.9176336889617005" table:formula="of:=ABS([.B41]-[.E41])" table:style-name="ce5">
            <text:p>1,918</text:p>
          </table:table-cell>
          <table:table-cell office:value-type="float" office:value="1.9176336889617005" table:formula="of:=[.B41]-[.E41]" table:style-name="ce1">
            <text:p>1,917633689</text:p>
          </table:table-cell>
          <table:table-cell office:value-type="float" office:value="3.6773189650408598" table:formula="of:=([.B41]-[.E41])^2" table:style-name="ce1">
            <text:p>3,677318965</text:p>
          </table:table-cell>
          <table:covered-table-cell/>
          <table:covered-table-cell/>
          <table:table-cell table:number-columns-repeated="16374"/>
        </table:table-row>
        <table:table-row table:style-name="ro1">
          <table:table-cell office:value-type="float" office:value="41" table:style-name="ce3">
            <text:p>41</text:p>
          </table:table-cell>
          <table:table-cell table:style-name="ce3"/>
          <table:table-cell table:number-columns-repeated="2" table:style-name="ce1"/>
          <table:table-cell office:value-type="float" office:value="48.17897677951818" table:formula="of:=[.C41]+[.D41]" table:style-name="ce1">
            <text:p>48,17897678</text:p>
          </table:table-cell>
          <table:table-cell table:number-columns-repeated="3" table:style-name="ce1"/>
          <table:table-cell office:value-type="percentage" office:value="2.7854088437967037E-2" table:formula="of:=[.K10]/[.E42]" table:number-columns-spanned="2" table:number-rows-spanned="1" table:style-name="ce9">
            <text:p>2,8%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2" table:style-name="ce3"/>
          <table:table-cell table:number-columns-repeated="2" table:style-name="ce1"/>
          <table:table-cell office:value-type="float" office:value="47.978533772413378" table:formula="of:=[.C41]+2*[.D41]" table:style-name="ce1">
            <text:p>47,97853377</text:p>
          </table:table-cell>
          <table:table-cell table:number-columns-repeated="3" table:style-name="ce1"/>
          <table:table-cell office:value-type="percentage" office:value="5.5824544693115666E-2" table:formula="of:=[.K10]/[.E43]+[.I42]" table:number-columns-spanned="2" table:number-rows-spanned="1" table:style-name="ce9">
            <text:p>5,6%</text:p>
          </table:table-cell>
          <table:covered-table-cell/>
          <table:table-cell table:number-columns-repeated="16374"/>
        </table:table-row>
        <table:table-row table:style-name="ro1">
          <table:table-cell table:number-columns-repeated="2" table:style-name="ce3"/>
          <table:table-cell table:number-columns-repeated="2" table:style-name="ce1"/>
          <table:table-cell office:value-type="float" office:value="47.778090765308576" table:formula="of:=[.C41]+3*[.D41]" table:style-name="ce1">
            <text:p>47,77809077</text:p>
          </table:table-cell>
          <table:table-cell table:number-columns-repeated="3" table:style-name="ce1"/>
          <table:table-cell office:value-type="percentage" office:value="8.3912345159221052E-2" table:formula="of:=[.K10]/[.E44]+[.I43]" table:number-columns-spanned="2" table:number-rows-spanned="1" table:style-name="ce9">
            <text:p>8,4%</text:p>
          </table:table-cell>
          <table:covered-table-cell/>
          <table:table-cell table:number-columns-repeated="16374"/>
        </table:table-row>
        <table:table-row table:number-rows-repeated="104853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Arial" svg:font-family="Arial"/>
    <style:font-face style:name="Liberation Serif" svg:font-family="&quot;Liberation Serif&quot;"/>
    <style:font-face style:name="Arial CE" svg:font-family="&quot;Arial CE&quot;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number:number-style style:name="N37">
      <number:number number:decimal-places="3" number:min-integer-digits="1"/>
    </number:number-style>
    <number:currency-style style:name="N38P0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3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38P0"/>
    </number:currency-style>
    <style:style style:name="Excel_BuiltIn_Percent" style:family="table-cell" style:data-style-name="N13">
      <style:table-cell-properties style:vertical-align="automatic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tro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dc:creator>Piotrek Gretszel</dc:creator>
    <meta:creation-date>2016-08-11T08:11:27Z</meta:creation-date>
    <dc:date>2018-10-15T19:53:59Z</dc:date>
    <meta:editing-cycles>2</meta:editing-cycles>
    <meta:editing-duration>PT30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l" fo:country="PL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5in" svg:stroke-color="#ff420e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97637795276pt" svg:width="453.5149606299212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/>
          <chart:series chart:values-cell-range-address="Arkusz1.$B$2:.$B$44" chart:class="chart:line" chart:attached-axis="primary-y" chart:style-name="G0S0">
            <chart:data-point chart:repeated="43"/>
          </chart:series>
          <chart:series chart:values-cell-range-address="Arkusz1.$E$2:.$E$44" chart:class="chart:line" chart:attached-axis="primary-y" chart:style-name="G0S1">
            <chart:data-point chart:repeated="4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